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878f"/>
    </style:style>
    <style:style style:name="P2" style:family="paragraph" style:parent-style-name="Standard">
      <style:text-properties officeooo:paragraph-rsid="00237c61"/>
    </style:style>
    <style:style style:name="P3" style:family="paragraph" style:parent-style-name="Standard">
      <style:text-properties officeooo:paragraph-rsid="000c607f"/>
    </style:style>
    <style:style style:name="P4" style:family="paragraph" style:parent-style-name="Standard">
      <style:text-properties officeooo:rsid="00250d0f" officeooo:paragraph-rsid="00250d0f"/>
    </style:style>
    <style:style style:name="P5" style:family="paragraph" style:parent-style-name="Standard">
      <style:text-properties officeooo:rsid="002677a8" officeooo:paragraph-rsid="002677a8"/>
    </style:style>
    <style:style style:name="P6" style:family="paragraph" style:parent-style-name="Standard">
      <style:text-properties officeooo:rsid="00237c61" officeooo:paragraph-rsid="00237c61"/>
    </style:style>
    <style:style style:name="P7" style:family="paragraph" style:parent-style-name="Standard">
      <style:text-properties officeooo:rsid="002677a8" officeooo:paragraph-rsid="002677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878f" style:font-weight-asian="bold" style:font-weight-complex="bold"/>
    </style:style>
    <style:style style:name="T3" style:family="text">
      <style:text-properties fo:font-weight="bold" officeooo:rsid="00237c61" style:font-weight-asian="bold" style:font-weight-complex="bold"/>
    </style:style>
    <style:style style:name="T4" style:family="text">
      <style:text-properties officeooo:rsid="002096c3"/>
    </style:style>
    <style:style style:name="T5" style:family="text">
      <style:text-properties officeooo:rsid="00237c61"/>
    </style:style>
    <style:style style:name="T6" style:family="text">
      <style:text-properties fo:font-weight="normal" officeooo:rsid="00237c61" style:font-weight-asian="normal" style:font-weight-complex="normal"/>
    </style:style>
    <style:style style:name="T7" style:family="text">
      <style:text-properties officeooo:rsid="0027c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^*unknown*</text:span><text:span text:style-name="T6"> sitting on a bridge, looking in to the moon that hiding by rainy clouds. First drops started to show, when he looked at water</text:span><text:span text:style-name="T3">^</text:span></text:p>
      <text:p text:style-name="P3"><text:span text:style-name="T2">*unknown*</text:span>: (muttering to himself) So…</text:p>
      <text:p text:style-name="P6">^in big pan showing that he trying to get something in pocket^</text:p>
      <text:p text:style-name="P1"><text:span text:style-name="T2">*unknown*</text:span>: <text:span text:style-name="T5">Where is my… </text:span>(confused)Huh?</text:p>
      <text:p text:style-name="P2"><text:span text:style-name="T5">^showing in the screen big card with the image of the moon in night sky with words “Where </text:span><text:span text:style-name="T7">do </text:span><text:span text:style-name="T5">the dreams leads to the </text:span><text:span text:style-name="T3">wai</text:span><text:span text:style-name="T5">”^</text:span></text:p>
      <text:p text:style-name="P1"><text:span text:style-name="T2">*unknown*</text:span>: <text:span text:style-name="T4">WAI?</text:span>! <text:span text:style-name="T5">This sentence doesn’t make sense and at the same it does...</text:span></text:p>
      <text:p text:style-name="P1"><text:span text:style-name="T2">*unknown*</text:span>: <text:span text:style-name="T5">There is an adress.</text:span></text:p>
      <text:p text:style-name="P4">^He reached strange old looking small house in coridor of big houses^</text:p>
      <text:p text:style-name="P4">^He upped the hand to make a nock doubtfully, but the door suddenly oppened^</text:p>
      <text:p text:style-name="Standard"><text:s/><text:span text:style-name="T1">Stranger</text:span>: SHOW ME!</text:p>
      <text:p text:style-name="P1"><text:span text:style-name="T2">*unknown*</text:span>: (taken aback) Um, what?</text:p>
      <text:p text:style-name="P1"><text:span text:style-name="T2">*unknown*</text:span>: Oh, right. (hesitantly hands the card to the stranger)</text:p>
      <text:p text:style-name="P1"><text:span text:style-name="T2">*unknown*</text:span>: Can I...?</text:p>
      <text:p text:style-name="Standard"><text:span text:style-name="T1">Stranger</text:span>: Feel free to make yourself at home. (turns and walks towards the kitchen)</text:p>
      <text:p text:style-name="P5">^The room exuded an enchanting beauty with its collection of ancient and ornate items, and the walls adorned with peculiar paintings.^</text:p>
      <text:p text:style-name="P1"><text:span text:style-name="T2">*unknown*</text:span>: (speaking aloud) I came here to…</text:p>
      <text:p text:style-name="P5">^suddenly his attention was drawn on human sized mirror on corner, don’t reflect, but showing^</text:p>
      <text:p text:style-name="P5">^he approached it and standed in front of it and there was showing pony that was looked at him^</text:p>
      <text:p text:style-name="Standard"><text:span text:style-name="T1">Stranger</text:span>: (smirking) Can't tear your gaze away, hmm?</text:p>
      <text:p text:style-name="P1"><text:span text:style-name="T2">*unknown*</text:span>: (startled) I...</text:p>
      <text:p text:style-name="Standard"><text:span text:style-name="T1">Stranger</text:span>: So, do we have a deal?</text:p>
      <text:p text:style-name="P5">^Big pan to Stranger’s hand and he shaking it^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2:14:47.122975535</meta:creation-date>
    <meta:generator>LibreOffice/24.2.7.2$Linux_X86_64 LibreOffice_project/420$Build-2</meta:generator>
    <dc:date>2026-02-15T11:19:12.217509124</dc:date>
    <meta:editing-duration>PT1H29M27S</meta:editing-duration>
    <meta:editing-cycles>22</meta:editing-cycles>
    <meta:document-statistic meta:table-count="0" meta:image-count="0" meta:object-count="0" meta:page-count="1" meta:paragraph-count="22" meta:word-count="240" meta:character-count="1390" meta:non-whitespace-character-count="1171"/>
  </office:meta>
</office:document-meta>
</file>